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fo:color="#000000" loext:opacity="100%" style:font-name="Noto Sans" fo:font-size="11pt" officeooo:paragraph-rsid="0036eae3" style:font-size-asian="11pt" style:font-size-complex="11pt"/>
    </style:style>
    <style:style style:name="P2" style:family="paragraph" style:parent-style-name="Standard">
      <style:paragraph-properties fo:text-align="justify" style:justify-single-word="false"/>
      <style:text-properties fo:color="#000000" loext:opacity="100%" style:font-name="Noto Sans" fo:font-size="11pt" fo:font-weight="bold" officeooo:rsid="001536a0" officeooo:paragraph-rsid="003fc99e"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6eae3" officeooo:paragraph-rsid="0036eae3" style:font-size-asian="11pt" style:font-size-complex="11pt"/>
    </style:style>
    <style:style style:name="P4"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f1e2e" officeooo:paragraph-rsid="003fc99e"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variant="normal" fo:text-transform="none" style:font-name="Noto Sans" fo:font-size="11pt" fo:letter-spacing="normal" fo:font-style="normal" fo:font-weight="normal" officeooo:rsid="003f1e2e" officeooo:paragraph-rsid="003f1e2e"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rsid="003f1e2e" officeooo:paragraph-rsid="003f1e2e"/>
    </style:style>
    <style:style style:name="P8" style:family="paragraph" style:parent-style-name="Standard" style:list-style-name="L1">
      <style:paragraph-properties fo:text-align="justify" style:justify-single-word="false"/>
      <style:text-properties fo:color="#000000" loext:opacity="100%" style:font-name="Noto Sans" fo:font-size="11pt" fo:font-weight="bold" officeooo:rsid="003fc99e" officeooo:paragraph-rsid="003fc99e" style:font-size-asian="11pt" style:font-weight-asian="bold" style:font-size-complex="11pt" style:font-weight-complex="bold"/>
    </style:style>
    <style:style style:name="P9"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10" style:family="paragraph" style:parent-style-name="Standard">
      <style:paragraph-properties fo:text-align="justify" style:justify-single-word="false"/>
      <style:text-properties fo:color="#000000" loext:opacity="100%" style:font-name="Noto Sans" fo:font-size="11pt" officeooo:rsid="0004435e" officeooo:paragraph-rsid="0004435e" style:font-size-asian="11pt" style:font-size-complex="11pt"/>
    </style:style>
    <style:style style:name="P11" style:family="paragraph" style:parent-style-name="Standard">
      <style:paragraph-properties fo:text-align="justify" style:justify-single-word="false"/>
      <style:text-properties fo:color="#000000" loext:opacity="100%" style:font-name="Noto Sans" fo:font-size="11pt" officeooo:rsid="0007f9f3" officeooo:paragraph-rsid="000b9d3c" style:font-size-asian="11pt" style:font-size-complex="11pt"/>
    </style:style>
    <style:style style:name="P12" style:family="paragraph" style:parent-style-name="Standard">
      <style:paragraph-properties fo:text-align="justify" style:justify-single-word="false"/>
      <style:text-properties fo:color="#000000" loext:opacity="100%" style:font-name="Noto Sans" fo:font-size="11pt" officeooo:rsid="0007f9f3" officeooo:paragraph-rsid="000d209f" style:font-size-asian="11pt" style:font-size-complex="11pt"/>
    </style:style>
    <style:style style:name="P13" style:family="paragraph" style:parent-style-name="Standard">
      <style:paragraph-properties fo:text-align="justify" style:justify-single-word="false"/>
      <style:text-properties fo:color="#000000" loext:opacity="100%" style:font-name="Noto Sans" fo:font-size="11pt" officeooo:rsid="00432cc0" officeooo:paragraph-rsid="00432cc0" style:font-size-asian="11pt" style:font-size-complex="11pt"/>
    </style:style>
    <style:style style:name="P14" style:family="paragraph" style:parent-style-name="Standard">
      <style:paragraph-properties fo:text-align="justify" style:justify-single-word="false"/>
      <style:text-properties fo:color="#000000" loext:opacity="100%" style:font-name="Noto Sans" fo:font-size="11pt" officeooo:paragraph-rsid="0036eae3" style:font-size-asian="11pt" style:font-size-complex="11pt"/>
    </style:style>
    <style:style style:name="P15" style:family="paragraph" style:parent-style-name="Standard">
      <style:paragraph-properties fo:text-align="justify" style:justify-single-word="false" style:writing-mode="lr-tb"/>
      <style:text-properties fo:color="#000000" loext:opacity="100%" style:font-name="Noto Sans" fo:font-size="11pt" officeooo:paragraph-rsid="000b9d3c" style:font-size-asian="11pt" style:font-size-complex="11pt"/>
    </style:style>
    <style:style style:name="P16" style:family="paragraph" style:parent-style-name="Standard">
      <style:paragraph-properties fo:text-align="justify" style:justify-single-word="false"/>
      <style:text-properties fo:color="#000000" loext:opacity="100%" style:font-name="Noto Sans" fo:font-size="11pt" officeooo:rsid="0036eae3" officeooo:paragraph-rsid="0036eae3" style:font-size-asian="11pt" style:font-size-complex="11pt"/>
    </style:style>
    <style:style style:name="P17"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8" style:family="paragraph" style:parent-style-name="Standard" style:list-style-name="L1">
      <style:paragraph-properties fo:text-align="justify"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19" style:family="paragraph" style:parent-style-name="Standard" style:list-style-name="L1">
      <style:paragraph-properties fo:text-align="justify"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color="#000000" loext:opacity="100%" style:font-name="Noto Sans" fo:font-size="11pt" fo:font-style="italic" officeooo:rsid="00432cc0" officeooo:paragraph-rsid="00432cc0"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fo:color="#000000" loext:opacity="100%" style:font-name="Noto Sans" fo:font-size="11pt" fo:font-style="italic" officeooo:rsid="0007f9f3" officeooo:paragraph-rsid="00432cc0"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24" style:family="paragraph" style:parent-style-name="Standard" style:list-style-name="L2">
      <style:paragraph-properties fo:text-align="justify"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5" style:family="paragraph" style:parent-style-name="Standard">
      <style:paragraph-properties fo:text-align="justify" style:justify-single-word="false" style:writing-mode="lr-tb"/>
      <style:text-properties fo:color="#000000" loext:opacity="100%" style:font-name="Noto Sans" fo:font-size="11pt" fo:font-style="normal" fo:font-weight="bold" officeooo:rsid="000d209f" officeooo:paragraph-rsid="000d209f" style:font-size-asian="11pt" style:font-style-asian="normal" style:font-weight-asian="bold" style:font-size-complex="11pt" style:font-style-complex="normal" style:font-weight-complex="bold"/>
    </style:style>
    <style:style style:name="P26" style:family="paragraph" style:parent-style-name="Standard">
      <style:paragraph-properties fo:text-align="justify"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27"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28"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29"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432cc0" officeooo:paragraph-rsid="00432cc0"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loext:opacity="100%" style:font-name="Noto Sans" fo:font-size="11pt" fo:font-weight="normal" officeooo:rsid="001b4cae" officeooo:paragraph-rsid="003fc99e" style:font-size-asian="11pt" style:font-weight-asian="bold" style:font-size-complex="11pt" style:font-weight-complex="bold"/>
    </style:style>
    <style:style style:name="P31" style:family="paragraph" style:parent-style-name="Standard" style:list-style-name="L3">
      <style:paragraph-properties fo:text-align="justify" style:justify-single-word="false"/>
      <style:text-properties fo:font-variant="normal" fo:text-transform="none" style:font-name="Noto Sans" fo:font-size="11pt" fo:letter-spacing="normal" fo:font-style="normal" fo:font-weight="normal" officeooo:rsid="003f1e2e" officeooo:paragraph-rsid="003f1e2e" style:font-size-asian="11pt" style:font-size-complex="11pt"/>
    </style:style>
    <style:style style:name="P32"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a9eba" officeooo:paragraph-rsid="003fc99e" style:font-size-asian="11pt" style:font-weight-asian="bold" style:font-size-complex="11pt" style:font-weight-complex="bold"/>
    </style:style>
    <style:style style:name="P33" style:family="paragraph" style:parent-style-name="Standard">
      <style:paragraph-properties fo:text-align="justify" style:justify-single-word="false" style:writing-mode="lr-tb"/>
      <style:text-properties fo:font-variant="normal" fo:text-transform="none" fo:color="#000000" loext:opacity="100%" style:font-name="Noto Sans" fo:font-size="11pt" fo:letter-spacing="normal" fo:font-style="normal" fo:font-weight="normal" officeooo:paragraph-rsid="000b9d3c" style:font-size-asian="11pt" style:font-size-complex="11pt"/>
    </style:style>
    <style:style style:name="P34"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36" style:family="paragraph" style:parent-style-name="Standard">
      <style:paragraph-properties fo:text-align="justify" style:justify-single-word="false" style:writing-mode="lr-tb"/>
      <style:text-properties fo:font-variant="normal" fo:text-transform="none" fo:color="#374151" loext:opacity="100%" style:font-name="Noto Sans" fo:font-size="11pt" fo:letter-spacing="normal" fo:font-style="normal" fo:font-weight="normal" officeooo:paragraph-rsid="000b9d3c" style:font-size-asian="11pt" style:font-size-complex="11pt"/>
    </style:style>
    <style:style style:name="P37"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3c22d8" officeooo:paragraph-rsid="003c22d8" style:text-blinking="false"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1851b5" officeooo:paragraph-rsid="003c22d8" style:text-blinking="false"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Noto Sans" fo:font-size="11pt" officeooo:paragraph-rsid="0044c125" style:font-size-asian="11pt" style:font-size-complex="11pt"/>
    </style:style>
    <style:style style:name="P40" style:family="paragraph" style:parent-style-name="Text_20_body">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41" style:family="paragraph" style:parent-style-name="Text_20_body">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T1" style:family="text">
      <style:text-properties officeooo:rsid="00068379"/>
    </style:style>
    <style:style style:name="T2" style:family="text">
      <style:text-properties officeooo:rsid="000a825e"/>
    </style:style>
    <style:style style:name="T3" style:family="text">
      <style:text-properties officeooo:rsid="000b9d3c"/>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weight="normal" officeooo:rsid="000d209f" style:font-weight-asian="normal" style:font-weight-complex="normal"/>
    </style:style>
    <style:style style:name="T8" style:family="text">
      <style:text-properties fo:font-weight="normal" officeooo:rsid="001de83d" style:font-weight-asian="normal" style:font-weight-complex="normal"/>
    </style:style>
    <style:style style:name="T9" style:family="text">
      <style:text-properties officeooo:rsid="000ea968"/>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09b9c"/>
    </style:style>
    <style:style style:name="T13" style:family="text">
      <style:text-properties fo:font-variant="normal" fo:text-transform="none" fo:letter-spacing="normal" fo:font-style="normal" fo:font-weight="normal" officeooo:rsid="0036eae3"/>
    </style:style>
    <style:style style:name="T14" style:family="text">
      <style:text-properties fo:font-variant="normal" fo:text-transform="none" fo:letter-spacing="normal" fo:font-style="normal" fo:font-weight="normal" officeooo:rsid="000a825e"/>
    </style:style>
    <style:style style:name="T15" style:family="text">
      <style:text-properties fo:font-variant="normal" fo:text-transform="none" fo:letter-spacing="normal" fo:font-style="normal" fo:font-weight="normal" officeooo:rsid="001b4cae"/>
    </style:style>
    <style:style style:name="T16" style:family="text">
      <style:text-properties fo:font-variant="normal" fo:text-transform="none" fo:letter-spacing="normal" fo:font-style="normal" fo:font-weight="normal" officeooo:rsid="003a9eba"/>
    </style:style>
    <style:style style:name="T17" style:family="text">
      <style:text-properties fo:font-variant="normal" fo:text-transform="none" fo:letter-spacing="normal" fo:font-style="normal" fo:font-weight="normal" officeooo:rsid="003c22d8"/>
    </style:style>
    <style:style style:name="T18" style:family="text">
      <style:text-properties fo:font-variant="normal" fo:text-transform="none" fo:letter-spacing="normal" fo:font-style="normal" fo:font-weight="normal" officeooo:rsid="003f1e2e"/>
    </style:style>
    <style:style style:name="T19" style:family="text">
      <style:text-properties fo:font-variant="normal" fo:text-transform="none" fo:letter-spacing="normal" fo:font-style="normal" fo:font-weight="normal" officeooo:rsid="000a825e" style:font-size-asian="11pt" style:font-size-complex="11pt"/>
    </style:style>
    <style:style style:name="T20" style:family="text">
      <style:text-properties fo:font-variant="normal" fo:text-transform="none" fo:letter-spacing="normal" fo:font-style="normal" fo:font-weight="normal" officeooo:rsid="003f1e2e" style:font-size-asian="11pt" style:font-size-complex="11pt"/>
    </style:style>
    <style:style style:name="T21" style:family="text">
      <style:text-properties fo:font-variant="normal" fo:text-transform="none" fo:letter-spacing="normal" fo:font-style="normal" fo:font-weight="normal" officeooo:rsid="0010ee81" style:font-size-asian="11pt" style:font-size-complex="11pt"/>
    </style:style>
    <style:style style:name="T22" style:family="text">
      <style:text-properties fo:font-variant="normal" fo:text-transform="none" fo:letter-spacing="normal" fo:font-style="normal" fo:font-weight="normal" officeooo:rsid="0010ee81"/>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fo:font-weight="bold" officeooo:rsid="00386c41" style:font-weight-asian="bold" style:font-weight-complex="bold"/>
    </style:style>
    <style:style style:name="T25" style:family="text">
      <style:text-properties fo:font-variant="normal" fo:text-transform="none" fo:letter-spacing="normal" fo:font-style="normal" fo:font-weight="bold" officeooo:rsid="0038b176" style:font-weight-asian="bold" style:font-weight-complex="bold"/>
    </style:style>
    <style:style style:name="T26" style:family="text">
      <style:text-properties fo:font-variant="normal" fo:text-transform="none" fo:letter-spacing="normal" fo:font-style="normal" fo:font-weight="bold" officeooo:rsid="00109b9c" style:font-weight-asian="bold" style:font-weight-complex="bold"/>
    </style:style>
    <style:style style:name="T27" style:family="text">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3c22d8" style:text-blinking="false" style:font-size-asian="11pt" style:font-weight-asian="normal" style:font-size-complex="11pt" style:font-weight-complex="normal"/>
    </style:style>
    <style:style style:name="T28" style:family="text">
      <style:text-properties fo:font-variant="normal" fo:text-transform="none" fo:color="#212529" loext:opacity="100%" style:text-line-through-style="none" style:text-line-through-type="none" fo:font-size="12pt" fo:letter-spacing="normal" fo:font-style="normal" style:text-underline-style="none" fo:font-weight="normal" officeooo:rsid="003c22d8" style:text-blinking="false" style:font-size-asian="11pt" style:font-weight-asian="normal" style:font-size-complex="11pt" style:font-weight-complex="normal"/>
    </style:style>
    <style:style style:name="T29" style:family="text">
      <style:text-properties fo:font-variant="normal" fo:text-transform="none" fo:color="#212529" loext:opacity="100%" style:text-line-through-style="none" style:text-line-through-type="none" fo:letter-spacing="normal" fo:font-style="normal" style:text-underline-style="none" fo:font-weight="normal" officeooo:rsid="003c22d8" style:text-blinking="false" style:font-weight-asian="normal" style:font-weight-complex="normal"/>
    </style:style>
    <style:style style:name="T30" style:family="text">
      <style:text-properties fo:font-variant="normal" fo:text-transform="none" style:font-name="Noto Sans" fo:font-size="11pt" fo:letter-spacing="normal" fo:font-style="normal" fo:font-weight="normal" style:font-size-asian="11pt" style:font-size-complex="11pt"/>
    </style:style>
    <style:style style:name="T31" style:family="text">
      <style:text-properties fo:font-variant="normal" fo:text-transform="none" style:font-name="Noto Sans" fo:font-size="11pt" fo:letter-spacing="normal" fo:font-style="normal" fo:font-weight="normal" officeooo:rsid="003c22d8" style:font-size-asian="11pt" style:font-size-complex="11pt"/>
    </style:style>
    <style:style style:name="T32" style:family="text">
      <style:text-properties fo:font-variant="normal" fo:text-transform="none" style:font-name="Noto Sans" fo:font-size="11pt" fo:letter-spacing="normal" fo:font-style="normal" fo:font-weight="normal" officeooo:rsid="003f1e2e" style:font-size-asian="11pt" style:font-size-complex="11pt"/>
    </style:style>
    <style:style style:name="T33" style:family="text">
      <style:text-properties fo:font-variant="normal" fo:text-transform="none" style:font-name="Noto Sans" fo:letter-spacing="normal" fo:font-style="normal" fo:font-weight="normal" officeooo:rsid="0010ee81" style:font-size-asian="11pt" style:font-size-complex="11pt"/>
    </style:style>
    <style:style style:name="T34" style:family="text">
      <style:text-properties fo:font-variant="normal" fo:text-transform="none" fo:color="#374151" loext:opacity="100%" style:font-name="S hne" fo:font-size="12pt" fo:letter-spacing="normal" fo:font-style="normal" fo:font-weight="normal"/>
    </style:style>
    <style:style style:name="T35" style:family="text">
      <style:text-properties fo:font-variant="normal" fo:text-transform="none" fo:color="#374151" loext:opacity="100%" style:font-name="Noto Sans" fo:font-size="12pt" fo:letter-spacing="normal" fo:font-style="normal" fo:font-weight="normal"/>
    </style:style>
    <style:style style:name="T36" style:family="text">
      <style:text-properties fo:font-variant="normal" fo:text-transform="none" style:font-name="Noto Sans" fo:letter-spacing="normal" fo:font-style="normal" fo:font-weight="normal" officeooo:rsid="000a825e" style:font-size-asian="11pt" style:font-size-complex="11pt"/>
    </style:style>
    <style:style style:name="T37" style:family="text">
      <style:text-properties fo:font-variant="normal" fo:text-transform="none" style:font-name="Noto Sans" fo:font-size="12pt" fo:letter-spacing="normal" fo:font-style="normal" fo:font-weight="normal"/>
    </style:style>
    <style:style style:name="T38" style:family="text">
      <style:text-properties fo:font-variant="normal" fo:text-transform="none" fo:font-size="12pt" fo:letter-spacing="normal" fo:font-style="normal" fo:font-weight="normal"/>
    </style:style>
    <style:style style:name="T39" style:family="text">
      <style:text-properties officeooo:rsid="0036eae3"/>
    </style:style>
    <style:style style:name="T40" style:family="text">
      <style:text-properties style:font-name="Noto Sans" fo:font-size="11pt" style:font-size-asian="11pt" style:font-size-complex="11pt"/>
    </style:style>
    <style:style style:name="T41" style:family="text">
      <style:text-properties style:font-name="Noto Sans" fo:font-size="11pt" fo:font-style="italic" style:font-size-asian="11pt" style:font-size-complex="11pt"/>
    </style:style>
    <style:style style:name="T42" style:family="text">
      <style:text-properties style:font-name="Noto Sans" officeooo:rsid="0010ee81" style:font-size-asian="11pt" style:font-size-complex="11pt"/>
    </style:style>
    <style:style style:name="T43" style:family="text">
      <style:text-properties officeooo:rsid="003c22d8"/>
    </style:style>
    <style:style style:name="T44" style:family="text">
      <style:text-properties officeooo:rsid="003fc99e"/>
    </style:style>
    <style:style style:name="T45" style:family="text">
      <style:text-properties fo:color="#000000" loext:opacity="100%" style:font-name="Noto Sans" style:font-size-asian="12pt" style:font-size-complex="12pt"/>
    </style:style>
    <style:style style:name="T46" style:family="text">
      <style:text-properties officeooo:rsid="0040b7fe"/>
    </style:style>
    <style:style style:name="T47" style:family="text">
      <style:text-properties officeooo:rsid="00417e12"/>
    </style:style>
    <style:style style:name="T48" style:family="text">
      <style:text-properties style:font-size-asian="11pt" style:font-size-complex="11pt"/>
    </style:style>
    <style:style style:name="T49" style:family="text">
      <style:text-properties officeooo:rsid="000a825e" style:font-size-asian="11pt" style:font-size-complex="11pt"/>
    </style:style>
    <style:style style:name="T50" style:family="text">
      <style:text-properties officeooo:rsid="0010ee81" style:font-size-asian="11pt" style:font-size-complex="11pt"/>
    </style:style>
    <style:style style:name="T51" style:family="text">
      <style:text-properties style:font-name="Noto Sans"/>
    </style:style>
    <style:style style:name="T52" style:family="text">
      <style:text-properties style:font-name="Noto Sans" officeooo:rsid="003c22d8"/>
    </style:style>
    <style:style style:name="T53" style:family="text">
      <style:text-properties style:font-name="Noto Sans" fo:font-size="11pt"/>
    </style:style>
    <style:style style:name="T54" style:family="text">
      <style:text-properties style:font-name="Noto Sans" fo:font-size="11pt" officeooo:rsid="003c22d8"/>
    </style:style>
    <style:style style:name="T55" style:family="text">
      <style:text-properties fo:font-size="11pt" style:font-size-asian="11pt" style:font-size-complex="11pt"/>
    </style:style>
    <style:style style:name="T56" style:family="text">
      <style:text-properties fo:font-size="11pt" fo:font-style="italic" style:font-size-asian="11pt" style:font-size-complex="11pt"/>
    </style:style>
    <style:style style:name="T57" style:family="text">
      <style:text-properties officeooo:rsid="00432cc0"/>
    </style:style>
    <style:style style:name="T58" style:family="text">
      <style:text-properties fo:font-style="normal" style:font-style-asian="normal" style:font-style-complex="normal"/>
    </style:style>
    <style:style style:name="T59" style:family="text">
      <style:text-properties officeooo:rsid="0010ee81"/>
    </style:style>
    <style:style style:name="T60" style:family="text">
      <style:text-properties officeooo:rsid="0044c12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CHNISCHE HOCHSCHULE INGOLSTADT</text:p>
      <text:p text:style-name="P9">SPOKEN AND NATURAL LANGUAGE UNDERSTANDIN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pan text:style-name="T47">PLAN OF</text:span><text:span text:style-name="T44"> </text:span><text:span text:style-name="T47">WORK</text:span>: EXERCISE SHEET <text:span text:style-name="T47">3</text:span></text:p>
      <text:p text:style-name="P9">FERNANDO FINCATT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NGOLSTADT</text:p>
      <text:p text:style-name="P9"><text:span text:style-name="T47">MAY</text:span> 2023</text:p>
      <text:p text:style-name="P10"><text:soft-page-break/></text:p>
      <text:list xml:id="list3658306152" text:style-name="L1">
        <text:list-item>
          <text:p text:style-name="P18">INTRODUCTION</text:p>
        </text:list-item>
      </text:list>
      <text:p text:style-name="P15"><text:span text:style-name="T2"><text:tab/></text:span><text:span text:style-name="T14">This report explores the transformative potential of word2vec and clustering techniques in revolutionizing speech understanding for autonomous flying cabs. Word2vec, a powerful word embedding model, enables the conversion of text into dense vector representations, enabling machines to comprehend semantic relationships between words. By developing a custom word2vec model using Python/PyTorch, we enhance our intelligent voice assistant's ability to grasp nuanced meanings and context.</text:span></text:p>
      <text:p text:style-name="P33"><text:tab/>Furthermore, we delve into word clustering, leveraging clustering algorithms to group words with similar meanings. Through meticulous experimentation and analysis, we apply word clustering techniques to our computed word embeddings, unveiling coherent clusters that expose underlying language patterns and connections.</text:p>
      <text:p text:style-name="P36"/>
      <text:list xml:id="list172636063706994" text:continue-numbering="true" text:style-name="L1">
        <text:list-item>
          <text:p text:style-name="P18">AVAILABLE DATA</text:p>
        </text:list-item>
      </text:list>
      <text:p text:style-name="P11"><text:tab/>For this matter <text:span text:style-name="T47">were provided two different datasets for the algorithm training and testing. The first dataset “Tiny version” has 100 rows with different random phrases while the “Huge version” has </text:span><text:span text:style-name="T3"><text:s/></text:span><text:span text:style-name="T47">15.927 examples. </text:span><text:span text:style-name="T3">Below is an </text:span><text:span text:style-name="T47">extracted phrase of each dataset</text:span><text:span text:style-name="T3">:</text:span></text:p>
      <text:p text:style-name="P11"/>
      <text:p text:style-name="P13">Tiny version:</text:p>
      <text:p text:style-name="P20">“Please book a brasserie restaurant for eight in Ireland”</text:p>
      <text:p text:style-name="P20">“Tell me when it will be warmer in Woods Hole , Oklahoma”</text:p>
      <text:p text:style-name="P11"/>
      <text:p text:style-name="P13">Huge version:</text:p>
      <text:p text:style-name="P21"><text:span text:style-name="T3">“What will the weather conditions be in Hahntown , Wyoming at 1 ?”</text:span></text:p>
      <text:p text:style-name="P21"><text:span text:style-name="T3">“Plaly The Ladybug Transistor by Loreena Mckennitt .”</text:span></text:p>
      <text:p text:style-name="P21"/>
      <text:p text:style-name="P13"><text:span text:style-name="T58">It’s possible to notice the presence of numbers, punctuation and stop words, which probably will be removed in further developments by applying some preprocessing techniques.</text:span></text:p>
      <text:p text:style-name="P22"/>
      <text:p text:style-name="P25"><text:tab/>2.1 PREPROCESSING</text:p>
      <text:p text:style-name="P23"><text:span text:style-name="T4"><text:tab/></text:span><text:span text:style-name="T6">Looking at the above samples, is possible to notice that there are some minor changes that could improve the system performance if some preprocessing were applied to the text. For example:</text:span></text:p>
      <text:p text:style-name="P26"/>
      <text:list xml:id="list2847137151" text:style-name="L2">
        <text:list-item>
          <text:p text:style-name="P24"><text:span text:style-name="T6">stop words: to improve performance </text:span><text:span text:style-name="T7">stop words </text:span><text:span text:style-name="T8">were removed, </text:span><text:span text:style-name="T7">such as: </text:span><text:span text:style-name="T6">is, this, an, of and so on;</text:span></text:p>
        </text:list-item>
        <text:list-item>
          <text:p text:style-name="P27">remove punctuation: the text was filtered to exclude punctuation (. , ? ! :);</text:p>
        </text:list-item>
        <text:list-item>
          <text:p text:style-name="P28">normalization: there are some words that means the same, but written in different ways, such as: is and was, said and say etc</text:p>
        </text:list-item>
        <text:list-item>
          <text:p text:style-name="P29">numbers: the text was filtered to exclude number like: years, age etc. </text:p>
        </text:list-item>
      </text:list>
      <text:p text:style-name="P12"/>
      <text:list xml:id="list172635700441188" text:continue-list="list172636063706994" text:style-name="L1">
        <text:list-item>
          <text:p text:style-name="P18">METHODS</text:p>
        </text:list-item>
      </text:list>
      <text:p text:style-name="P1"><text:span text:style-name="T1"><text:tab/>To implement the word2vec model for enhancing speech understanding in autonomous flying cabs, the first step involves data preprocessing. Text data relevant to the autonomous cab system will be collected and preprocessed to remove noise, punctuation, and stopwords. The text will then be tokenized into individual words or phrases.</text:span></text:p>
      <text:p text:style-name="P1"/>
      <text:p text:style-name="P1"><text:soft-page-break/><text:tab/>Using the Python programming language and the PyTorch framework, a custom word2vec model will be developed. This model will be trained on the preprocessed text data, learning to map words to dense vector representations in a continuous vector space. The training process will involve optimizing a chosen objective function, such as negative sampling or hierarchical softmax.</text:p>
      <text:p text:style-name="P1"><text:tab/><text:span text:style-name="T11">Once the word embeddings are computed by the trained word2vec model, the next phase focuses on word clustering. Various clustering algorithms, such as k-means, hierarchical clustering, or DBSCAN, will be explored to group similar words based on their embeddings. These algorithms will be implemented using open-source software, ensuring efficient and accurate clustering results.</text:span></text:p>
      <text:p text:style-name="P16"><text:span text:style-name="T12"/></text:p>
      <text:p text:style-name="P40"/>
      <text:list xml:id="list172637251203244" text:continue-numbering="true" text:style-name="L1">
        <text:list-item>
          <text:p text:style-name="P19">METRICS</text:p>
        </text:list-item>
      </text:list>
      <text:p text:style-name="P39"><text:span text:style-name="T59"><text:tab/>To evaluate the performance of the word2vec model in enhancing speech understanding for autonomous flying cabs, several metrics can be employed. One approach is to measure the cosine similarity between word vectors, which provides a quantification of semantic relatedness. Higher cosine similarity values indicate stronger semantic connections between words. Additionally, the word analogy task can be utilized, where the model's ability to complete analogies such as "king is to queen as man is to __" is evaluated. A higher accuracy on analogy tasks demonstrates a better understanding of semantic relationships.</text:span></text:p>
      <text:p text:style-name="P39"><text:span text:style-name="T22"/></text:p>
      <text:p text:style-name="P39"><text:span text:style-name="T22">In the context of word clustering, evaluation metrics such as the silhouette score or cohesion index can be applied. These metrics assess the quality of the word clusters generated based on their embeddings. A higher silhouette score indicates that words within the same cluster are more similar to each other and dissimilar to words in other clusters, reflecting better grouping of semantically related words. Qualitative assessments through manual inspection of word clusters also play a crucial role, allowing human judgment of the coherence and interpretability of the clustered words. Combining quantitative metrics and qualitative evaluations provides a comprehensive evaluation of the word2vec model, shedding light on its ability to capture semantic relationships and enhance speech understanding for autonomous flying cabs.</text:span></text:p>
      <text:p text:style-name="P30"><text:span text:style-name="T10"><text:tab/></text:span></text:p>
      <text:p text:style-name="P34">REFERENCES</text:p>
      <text:p text:style-name="P34"/>
      <text:p text:style-name="P41">[1] J. Brownlee, What are word embeddings for text? 2019. [Online]. Available: https://machinelearningmastery.com/what-are-word-embeddings</text:p>
      <text:p text:style-name="P37">[<text:span text:style-name="T60">2</text:span>] D. Karani, Introduction to word embedding and word2vec. Towards Data Science, 2020. [Online]. Available: https://towardsdatascience.com/introduction-to-word-embedding-and-word2vec-652d0c2060fa</text:p>
      <text:p text:style-name="P38"/>
      <text:p text:style-name="P35"/>
      <text:p text:style-name="P35"/>
      <text:p text:style-name="P34"><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5-18T17:26:14.330040281</dc:date>
    <meta:editing-duration>PT2H30M32S</meta:editing-duration>
    <meta:editing-cycles>35</meta:editing-cycles>
    <meta:generator>LibreOffice/7.3.7.2$Linux_X86_64 LibreOffice_project/30$Build-2</meta:generator>
    <meta:document-statistic meta:table-count="0" meta:image-count="0" meta:object-count="0" meta:page-count="3" meta:paragraph-count="36" meta:word-count="745" meta:character-count="5147" meta:non-whitespace-character-count="4431"/>
  </office:meta>
</office:document-meta>
</file>